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E0000018A8A98F30EF06BAD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ab9"/>
    </style:style>
    <style:style style:name="P2" style:family="paragraph" style:parent-style-name="Standard">
      <style:text-properties officeooo:rsid="00127ab9" officeooo:paragraph-rsid="00127ab9"/>
    </style:style>
    <style:style style:name="P3" style:family="paragraph" style:parent-style-name="Standard">
      <style:text-properties officeooo:rsid="0013e476" officeooo:paragraph-rsid="0013e47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4.6457in" svg:height="4.1043in" draw:z-index="0"><draw:image xlink:href="Pictures/10000201000001BE0000018A8A98F30EF06BAD9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rror : bad magic</text:p>
      <text:p text:style-name="P2">error : bad version</text:p>
      <text:p text:style-name="P2"/>
      <text:p text:style-name="P2"/>
      <text:p text:style-name="P3">uid with non ascii → crash</text:p>
      <text:p text:style-name="P3">size→ cr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8:33:24.792351271</meta:creation-date>
    <dc:date>2021-04-23T20:37:45.457315218</dc:date>
    <meta:editing-duration>PT1H34M</meta:editing-duration>
    <meta:editing-cycles>1</meta:editing-cycles>
    <meta:document-statistic meta:table-count="0" meta:image-count="1" meta:object-count="0" meta:page-count="1" meta:paragraph-count="4" meta:word-count="16" meta:character-count="73" meta:non-whitespace-character-count="61"/>
    <meta:generator>LibreOffice/6.0.7.3$Linux_X86_64 LibreOffice_project/00m0$Build-3</meta:generator>
  </office:meta>
</office:document-meta>
</file>